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-init directive can be used to put values to the variables to be used in the application</text:p>
      <text:p text:style-name="Standard">AngularJS bootstraps itself during config phase, constants are used to pass values at config phase</text:p>
      <text:p text:style-name="Standard"/>
      <text:p text:style-name="Standard">ng-app directive defines and links an AngularJS application to HTML</text:p>
      <text:p text:style-name="Standard"/>
      <text:p text:style-name="Standard">Templates can be a single file or multiple views in one page</text:p>
      <text:p text:style-name="Standard">Templates are not the rendered view with information from the controller and model. They are merely a template, the model passes the data and the controller merges to generate the actuall page.</text:p>
      <text:p text:style-name="Standard"/>
      <text:list xml:id="list33632894" text:style-name="L2">
        <text:list-item>
          <text:p text:style-name="P2">$invalid flag states that value has been changed</text:p>
        </text:list-item>
        <text:list-item>
          <text:p text:style-name="P2">$dirty and $invalid flags are used to do the form validations</text:p>
        </text:list-item>
      </text:list>
      <text:p text:style-name="Standard">novalidate with a form declaration disables any browser specific validation</text:p>
      <text:p text:style-name="Standard"/>
      <text:p text:style-name="Standard">Filters select a subset of items from an array and return a new array</text:p>
      <text:p text:style-name="Standard">lowercase and all filters are applied to an expression using pipe | character {{ expression | filter }}</text:p>
      <text:p text:style-name="Standard">orderby filter orders the array based on provided criteria</text:p>
      <text:p text:style-name="Standard"/>
      <text:p text:style-name="Standard">Expressions are used to bind application data to html. Behave in same way as ng-bind directives.</text:p>
      <text:p text:style-name="Standard"/>
      <text:p text:style-name="Standard"><text:span text:style-name="T1">ng-hide</text:span> directive can hide a given control, <text:span text:style-name="T1">ng-show</text:span> directive can show a given control</text:p>
      <text:p text:style-name="Standard">You can embed HTML pages within a HTML page using ng-include directive</text:p>
      <text:p text:style-name="Standard"/>
      <text:p text:style-name="Standard">AJS <text:s/>is extensible, <text:tab/><text:tab/>To do graphical charts we need third party JS libraries.</text:p>
      <text:p text:style-name="Standard"/>
      <text:p text:style-name="Standard">service method is used to create a service whose purpose is to do some defined task.</text:p>
      <text:p text:style-name="Standard">Inbuilt services are always prefixed with $ symbol.</text:p>
      <text:p text:style-name="Standard"/>
      <text:p text:style-name="Standard">ng-controller directive:</text:p>
      <text:list xml:id="list33627877" text:style-name="L3">
        <text:list-item>
          <text:p text:style-name="P3">Scope act as interaction between controller and view</text:p>
        </text:list-item>
        <text:list-item>
          <text:p text:style-name="P3">Scope contains the model data.</text:p>
        </text:list-item>
        <text:list-item>
          <text:p text:style-name="P3">A controller is a JavaScript object containing attributes/properties and functions.</text:p>
        </text:list-item>
        <text:list-item>
          <text:p text:style-name="P3">AJS application mainly relies on controllers to control the flow of data in the application.</text:p>
        </text:list-item>
        <text:list-item>
          <text:p text:style-name="P3">ng-controller directive tells AJS what controller to use with this view.</text:p>
        </text:list-item>
        <text:list-item>
          <text:p text:style-name="P3"><text:span text:style-name="T1">ng-model, ng-app, ng-bind </text:span>are core directives, <text:span text:style-name="T2">ng-state</text:span> is not</text:p>
        </text:list-item>
      </text:list>
      <text:p text:style-name="Standard">CSS components, Attributes components, and Element directives components can all be used to create a custom directive</text:p>
      <text:p text:style-name="Standard"/>
      <text:p text:style-name="Standard">Each controller accepts $scope as a parameter which refers to the application/module that controller is to control.</text:p>
      <text:p text:style-name="Standard">The Model available in $rootScope can be overridden by its all child scopes</text:p>
      <text:p text:style-name="Standard">Scope act as interaction between controller and view</text:p>
      <text:p text:style-name="Standard">In controllers, model data is accessible via $scope object</text:p>
      <text:list xml:id="list33681118" text:style-name="L4">
        <text:list-item>
          <text:p text:style-name="P4">angular.module is primarily used to create application module. <text:s/><text:tab/>angular.module(...);</text:p>
        </text:list-item>
        <text:list-item>
          <text:p text:style-name="P4">angular.module is used to create AngularJS modules along with its dependent modules.</text:p>
        </text:list-item>
      </text:list>
      <text:p text:style-name="Standard">Application Module components can be injected as a dependency in AJS</text:p>
      <text:list xml:id="list33638347" text:style-name="L1">
        <text:list-item>
          <text:p text:style-name="P1">$routeProvider attaches a controller with the view.</text:p>
        </text:list-item>
        <text:list-item>
          <text:p text:style-name="P1">$routeProvider maps Urls with the corresponding html page or ng-template.</text:p>
        </text:list-item>
        <text:list-item>
          <text:p text:style-name="P1">$routeProvider is the key service which set the configuration of urls.</text:p>
        </text:list-item>
      </text:list>
      <text:p text:style-name="Standard">corresponding js is used with Internationalization</text:p>
      <text:p text:style-name="Standard"><text:s/>Applications written in AngularJS are not inherently safe and secure. <text:tab/>AJS code can be unit tes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7M12S</meta:editing-duration>
    <meta:editing-cycles>3</meta:editing-cycles>
    <meta:generator>OpenOffice.org/3.1$Win32 OpenOffice.org_project/310m11$Build-9399</meta:generator>
    <dc:date>2017-06-28T13:50:52.60</dc:date>
    <meta:document-statistic meta:table-count="0" meta:image-count="0" meta:object-count="0" meta:page-count="1" meta:paragraph-count="37" meta:word-count="444" meta:character-count="2802"/>
    <dc:creator>Michael Gokey</dc:creator>
    <meta:user-defined meta:name="Info 1"/>
    <meta:user-defined meta:name="Info 2"/>
    <meta:user-defined meta:name="Info 3"/>
    <meta:user-defined meta:name="Info 4"/>
  </office:meta>
</office:document-meta>
</file>